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gler llega a la casa, abrumado y expectante; trae planes deliciosos e ideas prefiguradas, toca la puerta. Lo recibe Sofía con un abrazo, un beso y una sonri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Iglesias</meta:initial-creator>
    <meta:creation-date>2010-11-30T18:49:23</meta:creation-date>
    <meta:document-statistic meta:table-count="0" meta:image-count="0" meta:object-count="0" meta:page-count="1" meta:paragraph-count="1" meta:word-count="28" meta:character-count="161"/>
    <dc:date>2010-11-30T18:49:43</dc:date>
    <dc:creator>Miguel Iglesias</dc:creator>
    <meta:editing-duration>PT00H00M20S</meta:editing-duration>
    <meta:editing-cycles>1</meta:editing-cycles>
    <meta:generator>OpenOffice.org/3.2$Linux OpenOffice.org_project/320m12$Build-9483</meta:generator>
  </office:meta>
</office:document-meta>
</file>